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84.1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2" style:base-cell-address="Аркуш1.B2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2" style:base-cell-address="Аркуш1.B2"/>
    </style:style>
    <style:style style:name="ce5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gt;=2" style:apply-style-name="ConditionalStyle_5f_1" style:base-cell-address="Аркуш1.C1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=2" style:apply-style-name="ConditionalStyle_5f_1" style:base-cell-address="Аркуш1.C1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=2" style:apply-style-name="ConditionalStyle_5f_1" style:base-cell-address="Аркуш1.C1"/>
    </style:style>
    <style:style style:name="ce8" style:family="table-cell" style:parent-style-name="Default">
      <style:map style:condition="cell-content()&gt;=2" style:apply-style-name="ConditionalStyle_5f_1" style:base-cell-address="Аркуш1.C1"/>
    </style:style>
    <style:style style:name="ce9" style:family="table-cell" style:parent-style-name="Default">
      <style:table-cell-properties fo:background-color="#f6b2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Назва</text:p>
          </table:table-cell>
          <table:table-cell table:style-name="ce1" office:value-type="string" calcext:value-type="string">
            <text:p>fd</text:p>
          </table:table-cell>
          <table:table-cell table:style-name="ce5" office:value-type="string" calcext:value-type="string">
            <text:p>I</text:p>
          </table:table-cell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ввл2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біо зх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відп на нищення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сн</text:p>
          </table:table-cell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акф</text:p>
          </table:table-cell>
          <table:table-cell table:style-name="ce4" office:value-type="float" office:value="2" calcext:value-type="float">
            <text:p>2.00</text:p>
          </table:table-cell>
          <table:table-cell table:style-name="ce6" office:value-type="float" office:value="3" calcext:value-type="float">
            <text:p>3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забезпечити гарантовану р щод урл цілей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подальша суттєва мінімізація затрат на забезпечення і лікування: дез, прибирання, прання, інші затратні операції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зх інф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2.5" calcext:value-type="float">
            <text:p>2.5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щ робота вр при #reset #ch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2.5" calcext:value-type="float">
            <text:p>2.5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похорони</text:p>
          </table:table-cell>
          <table:table-cell table:style-name="ce3"/>
          <table:table-cell table:style-name="ce6" office:value-type="float" office:value="2.3" calcext:value-type="float">
            <text:p>2.3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процес життя котам</text:p>
          </table:table-cell>
          <table:table-cell table:style-name="ce3"/>
          <table:table-cell table:style-name="ce6" office:value-type="float" office:value="2.3" calcext:value-type="float">
            <text:p>2.3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ш2</text:p>
          </table:table-cell>
          <table:table-cell table:style-name="ce4" office:value-type="float" office:value="0.15" calcext:value-type="float">
            <text:p>0.15</text:p>
          </table:table-cell>
          <table:table-cell table:style-name="ce6" office:value-type="float" office:value="2.1" calcext:value-type="float">
            <text:p>2.1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ш</text:p>
          </table:table-cell>
          <table:table-cell table:style-name="ce4" office:value-type="float" office:value="0.1" calcext:value-type="float">
            <text:p>0.10</text:p>
          </table:table-cell>
          <table:table-cell table:style-name="ce6" office:value-type="float" office:value="2.1" calcext:value-type="float">
            <text:p>2.1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паролі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2.1" calcext:value-type="float">
            <text:p>2.1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листи щодо сі, взагалі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покращити модель пб. легкість доступу до екаунтів зокрема . вивчити чи конф записати паролі. продуумати захист робіт і екаунтів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.5" calcext:value-type="float">
            <text:p>1.5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кк їжі, води . Економія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кк мвч</text:p>
          </table:table-cell>
          <table:table-cell table:style-name="ce4" office:value-type="float" office:value="0" calcext:value-type="float">
            <text:p>0.00</text:p>
          </table:table-cell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* [ ] допомога в розвитку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* [ ] da str ефективна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* [ ] рз тжс п.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[ ] рз [[private🔒/Life management/Projecting future/strategic management/Strategic programs/Життєвий прогрес/Пріоритетні сі|Пріоритетні сі]] , [[private🔒/Life management/Projecting future/strategic management/Strategic programs/Життєвий прогрес/Життєвий прогрес|Життєвий прогрес]], рсп п, дк. к пошук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[ ] рег писати жсц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[ ] Виділити ключові компетенції вміння та здатності які можливо лежать не тільки в моєму колі контролю які необхідні для успішного життя в моїй ситуації, для досягнення тих орієнтирів життєвих які я собі поставив та поставлю. <text:s/>та розвивати їх, досягти в них <text:s/>достатньо високого рівня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[ ] один за одним прибирати гол складові ада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[ ] шукати кращу відповідь яжд паралельно реалізуючи поточну доступну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[ ] [[unordered/inbox📥/Адріан, інші|Адріан]]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Що ще по життєвому прогресу я можу зробити?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[ ] сформувати список вичерпний важливих життєвих проблем а постійно його підтримувати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мсв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ш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Сл сн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ш2 #rsp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Мінімізувати нові борги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внрц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[[private🔒/Life management/Projecting future/problems, crisises/Відповідь на смерті котів і загрози їх повторення|Відповідь на смерті котів і загрози їх повторення]]*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* зазв дост рівень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аналогічно з можливими стратегіями , стратегічними баченнями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фіналізувати цілі місяць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спроектувати їх реалізацію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бсжі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сн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акф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ввл2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написати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ясність п цілей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мед потенціал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зх нсж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оптимізація затр операцій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Сл про цінне з уж що можу дати. Топ стр цілей, сі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ам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єва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ввл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р не тривалими ітераціями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упо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рпо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с1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да стр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* р1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обдумати наслідки р1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с1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зазв, управління цим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да стр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урпо доки є можливість.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Розробити модель уточнення та реалізацію первинних орієнтирів яка дозволить робити все це <text:s/>справді ефективно. <text:s/>в першу чергу в контексті максимальної еп мтж.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сі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Розробити програму <text:s/>реалізації сі <text:s/>яка максимізує <text:s/>стратегічні досягнення, максимум покращення житті <text:s/>та реалізацію <text:s/>головних особистих орієнтирів пріоритетних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зх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Зробити список загроз, джерел втрат. <text:s/>відповідати на них. <text:s/>уточнити модель управління захистом. <text:s/>зробити її і економічною і ефективною. <text:s/>розробити програму якісно вищого рівня в сфері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упр загрозами і втратами . реєсрувати фіксувати відповідами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акт соц, реп. розробити відповідну п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акт фін. Розробити відповідну п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&lt;span style="background:#ff4d4f"&gt;виж&lt;/span&gt;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#a відповідь на загрози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#a безпека (від чого? Список )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* покращувати обороноздатність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* р++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* Готовність до криз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* урл, здр</text:p>
          </table:table-cell>
          <table:table-cell table:style-name="ce3"/>
          <table:table-cell table:style-name="ce7"/>
          <table:table-cell table:style-name="ce10" table:number-columns-repeated="23"/>
          <table:table-cell table:number-columns-repeated="998"/>
        </table:table-row>
        <table:table-row table:style-name="ro1" table:number-rows-repeated="922">
          <table:table-cell table:style-name="ce2"/>
          <table:table-cell/>
          <table:table-cell table:style-name="ce8"/>
          <table:table-cell table:number-columns-repeated="1021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Аркуш1.C1:Аркуш1.C1003">
            <calcext:condition calcext:apply-style-name="ConditionalStyle_1" calcext:value="&gt;=2" calcext:base-cell-address="Аркуш1.C1"/>
          </calcext:conditional-format>
          <calcext:conditional-format calcext:target-range-address="Аркуш1.B2:Аркуш1.B81">
            <calcext:condition calcext:apply-style-name="ConditionalStyle_2" calcext:value="&gt;0" calcext:base-cell-address="Аркуш1.B2"/>
          </calcext:conditional-format>
        </calcext:conditional-formats>
      </table:table>
      <table:named-expressions/>
      <table:database-ranges>
        <table:database-range table:name="Table_1" table:target-range-address="Аркуш1.A1:Аркуш1.Z8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06666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" meta:object-count="0"/>
    <meta:generator>LibreOfficeDev/6.0.5.2$Linux_X86_64 LibreOffice_project/</meta:generator>
  </office:meta>
</office:document-meta>
</file>